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f023" officeooo:paragraph-rsid="0013f023"/>
    </style:style>
    <style:style style:name="P6" style:family="paragraph" style:parent-style-name="Standard">
      <style:text-properties officeooo:rsid="00159f66" officeooo:paragraph-rsid="00159f66"/>
    </style:style>
    <style:style style:name="P7" style:family="paragraph" style:parent-style-name="Standard">
      <style:text-properties officeooo:rsid="00176a7e" officeooo:paragraph-rsid="00176a7e"/>
    </style:style>
    <style:style style:name="P8" style:family="paragraph" style:parent-style-name="Standard">
      <style:text-properties officeooo:rsid="001969b7" officeooo:paragraph-rsid="001969b7"/>
    </style:style>
    <style:style style:name="P9" style:family="paragraph" style:parent-style-name="Standard">
      <style:text-properties officeooo:rsid="001aa5bf" officeooo:paragraph-rsid="001aa5bf"/>
    </style:style>
    <style:style style:name="P10" style:family="paragraph" style:parent-style-name="Standard">
      <style:text-properties officeooo:rsid="001aa5bf" officeooo:paragraph-rsid="001b1f53"/>
    </style:style>
    <style:style style:name="P11" style:family="paragraph" style:parent-style-name="Standard">
      <style:text-properties officeooo:rsid="001aa5bf" officeooo:paragraph-rsid="001fff23"/>
    </style:style>
    <style:style style:name="P12" style:family="paragraph" style:parent-style-name="Standard">
      <style:text-properties officeooo:rsid="0020f450" officeooo:paragraph-rsid="0020f450"/>
    </style:style>
    <style:style style:name="P13" style:family="paragraph" style:parent-style-name="Standard">
      <style:text-properties officeooo:rsid="0021115b" officeooo:paragraph-rsid="0021115b"/>
    </style:style>
    <style:style style:name="P14" style:family="paragraph" style:parent-style-name="Standard">
      <style:text-properties officeooo:rsid="0021115b" officeooo:paragraph-rsid="002869d7"/>
    </style:style>
    <style:style style:name="P15" style:family="paragraph" style:parent-style-name="Standard">
      <style:text-properties officeooo:rsid="0021115b" officeooo:paragraph-rsid="002c4e42"/>
    </style:style>
    <style:style style:name="P16" style:family="paragraph" style:parent-style-name="Standard">
      <style:text-properties officeooo:rsid="00227658" officeooo:paragraph-rsid="00227658"/>
    </style:style>
    <style:style style:name="P17" style:family="paragraph" style:parent-style-name="Standard">
      <style:text-properties officeooo:rsid="0025af96" officeooo:paragraph-rsid="0025af96"/>
    </style:style>
    <style:style style:name="P18" style:family="paragraph" style:parent-style-name="Standard">
      <style:text-properties officeooo:rsid="00267963" officeooo:paragraph-rsid="00267963"/>
    </style:style>
    <style:style style:name="P19" style:family="paragraph" style:parent-style-name="Standard">
      <style:text-properties officeooo:rsid="002869d7" officeooo:paragraph-rsid="002869d7"/>
    </style:style>
    <style:style style:name="P20" style:family="paragraph" style:parent-style-name="Standard">
      <style:text-properties officeooo:rsid="002a9e4f" officeooo:paragraph-rsid="002a9e4f"/>
    </style:style>
    <style:style style:name="P21" style:family="paragraph" style:parent-style-name="Standard">
      <style:text-properties officeooo:rsid="001b1f53" officeooo:paragraph-rsid="001b1f53"/>
    </style:style>
    <style:style style:name="P22" style:family="paragraph" style:parent-style-name="Standard">
      <style:text-properties officeooo:rsid="001fff23" officeooo:paragraph-rsid="001fff23"/>
    </style:style>
    <style:style style:name="P23" style:family="paragraph" style:parent-style-name="Standard">
      <style:text-properties officeooo:rsid="002dcb66" officeooo:paragraph-rsid="002dcb66"/>
    </style:style>
    <style:style style:name="P24" style:family="paragraph" style:parent-style-name="Standard">
      <style:text-properties officeooo:rsid="002dd8eb" officeooo:paragraph-rsid="002dd8eb"/>
    </style:style>
    <style:style style:name="P25" style:family="paragraph" style:parent-style-name="Standard">
      <style:text-properties officeooo:rsid="002f2104" officeooo:paragraph-rsid="002f2104"/>
    </style:style>
    <style:style style:name="P26" style:family="paragraph" style:parent-style-name="Standard">
      <style:text-properties officeooo:rsid="003088f1" officeooo:paragraph-rsid="003088f1"/>
    </style:style>
    <style:style style:name="P27" style:family="paragraph" style:parent-style-name="Standard">
      <style:text-properties officeooo:rsid="00320a54" officeooo:paragraph-rsid="00320a54"/>
    </style:style>
    <style:style style:name="P28" style:family="paragraph" style:parent-style-name="Standard">
      <style:text-properties officeooo:rsid="0032b3e5" officeooo:paragraph-rsid="0032b3e5"/>
    </style:style>
    <style:style style:name="P29" style:family="paragraph" style:parent-style-name="Standard">
      <style:text-properties officeooo:rsid="00333603" officeooo:paragraph-rsid="00333603"/>
    </style:style>
    <style:style style:name="P30" style:family="paragraph" style:parent-style-name="Standard">
      <style:text-properties officeooo:rsid="00337c8b" officeooo:paragraph-rsid="00337c8b"/>
    </style:style>
    <style:style style:name="P31" style:family="paragraph" style:parent-style-name="Standard">
      <style:text-properties officeooo:rsid="0034c0be" officeooo:paragraph-rsid="0034c0be"/>
    </style:style>
    <style:style style:name="P32" style:family="paragraph" style:parent-style-name="Standard">
      <style:text-properties officeooo:rsid="0035b7b0" officeooo:paragraph-rsid="0035b7b0"/>
    </style:style>
    <style:style style:name="P33" style:family="paragraph" style:parent-style-name="Standard">
      <style:text-properties officeooo:rsid="0036371c" officeooo:paragraph-rsid="0036371c"/>
    </style:style>
    <style:style style:name="P34" style:family="paragraph" style:parent-style-name="Standard">
      <style:text-properties officeooo:rsid="00371d71" officeooo:paragraph-rsid="00371d71"/>
    </style:style>
    <style:style style:name="P35" style:family="paragraph" style:parent-style-name="Standard">
      <style:text-properties officeooo:rsid="00376b70" officeooo:paragraph-rsid="00376b70"/>
    </style:style>
    <style:style style:name="P36" style:family="paragraph" style:parent-style-name="Standard">
      <style:text-properties officeooo:rsid="00378c63" officeooo:paragraph-rsid="00378c63"/>
    </style:style>
    <style:style style:name="P37" style:family="paragraph" style:parent-style-name="Standard">
      <style:text-properties officeooo:rsid="00392799" officeooo:paragraph-rsid="00392799"/>
    </style:style>
    <style:style style:name="P38" style:family="paragraph" style:parent-style-name="Standard">
      <style:text-properties officeooo:rsid="003b1ab1" officeooo:paragraph-rsid="003b1ab1"/>
    </style:style>
    <style:style style:name="P39" style:family="paragraph" style:parent-style-name="Standard">
      <style:text-properties officeooo:rsid="003e9644" officeooo:paragraph-rsid="003e9644"/>
    </style:style>
    <style:style style:name="P40" style:family="paragraph" style:parent-style-name="Standard">
      <style:text-properties officeooo:rsid="003f668e" officeooo:paragraph-rsid="003f668e"/>
    </style:style>
    <style:style style:name="P41" style:family="paragraph" style:parent-style-name="Standard">
      <style:text-properties officeooo:rsid="004199d3" officeooo:paragraph-rsid="003f668e"/>
    </style:style>
    <style:style style:name="P42" style:family="paragraph" style:parent-style-name="Standard">
      <style:text-properties officeooo:rsid="004199d3" officeooo:paragraph-rsid="004199d3"/>
    </style:style>
    <style:style style:name="P43" style:family="paragraph" style:parent-style-name="Standard">
      <style:text-properties officeooo:rsid="0041ec27" officeooo:paragraph-rsid="0041ec27"/>
    </style:style>
    <style:style style:name="P44" style:family="paragraph" style:parent-style-name="Standard">
      <style:text-properties officeooo:rsid="0042313b" officeooo:paragraph-rsid="0042313b"/>
    </style:style>
    <style:style style:name="P45" style:family="paragraph" style:parent-style-name="Standard">
      <style:text-properties officeooo:rsid="00432fc5" officeooo:paragraph-rsid="00432fc5"/>
    </style:style>
    <style:style style:name="P46" style:family="paragraph" style:parent-style-name="Standard">
      <style:text-properties officeooo:rsid="0044fdca" officeooo:paragraph-rsid="0044fdca"/>
    </style:style>
    <style:style style:name="P47" style:family="paragraph" style:parent-style-name="Standard">
      <style:text-properties officeooo:rsid="00432fc5" officeooo:paragraph-rsid="00432fc5" fo:background-color="#fff200"/>
    </style:style>
    <style:style style:name="P48" style:family="paragraph" style:parent-style-name="Standard">
      <style:text-properties officeooo:rsid="00466db7" officeooo:paragraph-rsid="00466db7" fo:background-color="#fff200"/>
    </style:style>
    <style:style style:name="P49" style:family="paragraph" style:parent-style-name="Standard">
      <style:text-properties officeooo:rsid="004833f5" officeooo:paragraph-rsid="004833f5"/>
    </style:style>
    <style:style style:name="P50" style:family="paragraph" style:parent-style-name="Text_20_body">
      <style:text-properties officeooo:rsid="002869d7" officeooo:paragraph-rsid="002869d7"/>
    </style:style>
    <style:style style:name="P51" style:family="paragraph" style:parent-style-name="Preformatted_20_Text">
      <style:text-properties officeooo:rsid="00320a54" officeooo:paragraph-rsid="00320a54"/>
    </style:style>
    <style:style style:name="P52" style:family="paragraph" style:parent-style-name="Standard">
      <style:text-properties officeooo:rsid="004c68df" officeooo:paragraph-rsid="004c68df"/>
    </style:style>
    <style:style style:name="P53" style:family="paragraph" style:parent-style-name="Standard">
      <style:text-properties officeooo:rsid="004cc665" officeooo:paragraph-rsid="004cc665"/>
    </style:style>
    <style:style style:name="P54" style:family="paragraph" style:parent-style-name="Preformatted_20_Text">
      <style:text-properties officeooo:rsid="004833f5" officeooo:paragraph-rsid="004833f5"/>
    </style:style>
    <style:style style:name="P55" style:family="paragraph" style:parent-style-name="Preformatted_20_Text">
      <style:text-properties officeooo:rsid="004833f5" officeooo:paragraph-rsid="004ad527"/>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fo:background-color="#fff200" loext:char-shading-value="0"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6">นี่คือ 1 layer</text:p>
      <text:p text:style-name="P5">เสร็จแล้วก็เอาการ<text:span text:style-name="T4">เรียงลำดับ layer หลายๆแบบมาต่อกัน เช่น dropout, embedding, linear, relu, sigmoid กลายเป็น deep neural network</text:span></text:p>
      <text:p text:style-name="P5"/>
      <text:p text:style-name="P7">ซึ่งเขียนแค่ 1 class EmbeddingNet กับ 1 function forward_pass</text:p>
      <text:p text:style-name="P7">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8">ไปอ่าน softmax regression มาว่าทำยังไง</text:p>
      <text:p text:style-name="P8">ก็คือรวมกันได้ 1 ตามที่ม่ำบอกนั่นแหละ</text:p>
      <text:p text:style-name="P8"/>
      <text:p text:style-name="P8">To interpret our outputs as probabilities, we must guarantee that (even on new data),</text:p>
      <text:p text:style-name="P8">they will be nonnegative and sum up to 1.</text:p>
      <text:p text:style-name="P8"/>
      <text:p text:style-name="P8">Moreover, we need a training objective that encourages the model to estimate faithfully probabilities. Of all instances when a classifier outputs 0.5, we hope that half of those examples</text:p>
      <text:p text:style-name="P8">will actually belong to the predicted class.</text:p>
      <text:p text:style-name="P8"/>
      <text:p text:style-name="P8">This is a property called *calibration*.</text:p>
      <text:p text:style-name="P8"/>
      <text:p text:style-name="P8">The *softmax function*, invented in 1959 by the social scientist R. Duncan Luce in the context of *choice models*, does precisely this.</text:p>
      <text:p text:style-name="P8"/>
      <text:p text:style-name="P8"/>
      <text:p text:style-name="P9">แล้วต้องเขียนฟังชั่นอีกเยอะแยะมาก <text:span text:style-name="T7">ตัวอย่างเช่น</text:span></text:p>
      <text:p text:style-name="P9">def build_softmax_model(rated_movies, embedding_cols, hidden_dims):</text:p>
      <text:p text:style-name="P9"><text:s text:c="2"/>"""Builds a Softmax model for MovieLens.</text:p>
      <text:p text:style-name="P9"><text:s/></text:p>
      <text:p text:style-name="P9"><text:s text:c="2"/>Returns:</text:p>
      <text:p text:style-name="P9"><text:s text:c="4"/>A CFModel object.</text:p>
      <text:p text:style-name="P9"><text:s text:c="2"/>"""</text:p>
      <text:p text:style-name="P9"><text:s text:c="2"/>def create_network(features):</text:p>
      <text:p text:style-name="P9"><text:s text:c="4"/>"""Maps input features dictionary to user embeddings.</text:p>
      <text:p text:style-name="P9"><text:s text:c="4"/></text:p>
      <text:p text:style-name="P9"><text:s/>กว่าจะได้ CFModel object มาใช้</text:p>
      <text:p text:style-name="P9"/>
      <text:p text:style-name="P9">ก็งงว่าทำไมมันเยอะแยะอย่างงี้วะ tensorflow เหรอ</text:p>
      <text:p text:style-name="P10">แล้วก็เลยกลับไปดูลิ๊งที่ 2 ตามด้านบนปรากฏว่าใช้ แค่ python แล้วก็มี pytorch <text:span text:style-name="T5">loader แล้วก็ใช้ library ของ fast.ai ที่ build on top of pytorch</text:span></text:p>
      <text:p text:style-name="P10"/>
      <text:p text:style-name="P21">ตอนแรกคิดว่าจะไปใช้ tensorflow แล้ว เพราะหรูดี อยากได้ชื่อนี้ไว้ใน cv</text:p>
      <text:p text:style-name="P21">แต่ตอนนี้เริ่มลังเล เหมือนเราจะคุ้นกับวิธีเขียน class, model.fit ของ pytorch มากกว่า จาก scikit-learn</text:p>
      <text:p text:style-name="P21">แถมยังมี library ชื่อ surprise ไว้สำหรับทำ collaborative filtering โดยเฉพาะ</text:p>
      <text:p text:style-name="P10"/>
      <text:p text:style-name="P11"><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1"/>
      <text:p text:style-name="P22"><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1"><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1"/>
      <text:p text:style-name="P12">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2">มีคนนึงทำ recommendation ออกมาเป็นลิ๊ง youtube กดดูได้เลย เออ ก็เวิร์คดีนะ อยากทำแบบคนนี้</text:p>
      <text:p text:style-name="P12">แต่ผลการ recommend มันห่วยอ่ะ คือเป็นหนังดังตัวท็อปที่เราดูแล้ว เช่น shawshank redemption, forrest gump, pulp fiction, fight club</text:p>
      <text:p text:style-name="P12"/>
      <text:p text:style-name="P13">ก็คือ เดี๋ยวต้องเขียน model.py มา ในนั้นก็ import keras มา</text:p>
      <text:p text:style-name="P13">ก็คือเราต้อง load_data</text:p>
      <text:p text:style-name="P13">ratings = pd.read_csv('ratings_small.csv') # loading data from csv</text:p>
      <text:p text:style-name="P15">ratings_small.csv has 4 columns - userId, movieId, ratings, and timestamp</text:p>
      <text:p text:style-name="P15"/>
      <text:p text:style-name="P13">select desired autoencoded matrix</text:p>
      <text:p text:style-name="P13">compute embeddings</text:p>
      <text:p text:style-name="P13"/>
      <text:p text:style-name="P13">use embeddings in matrix factorization model? <text:span text:style-name="T9">No, in neural network model</text:span></text:p>
      <text:p text:style-name="P13"/>
      <text:p text:style-name="P17">(but if you talk about mf, you have to talk about SVD, NMF, and <text:span text:style-name="T10">K</text:span>NN</text:p>
      <text:p text:style-name="P18">like, are you joking me? What are you talking about?)</text:p>
      <text:p text:style-name="P18"/>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50">ก็คิด MSE ออกมาให้เทียบได้เลยในเสี้ยววินาที</text:p>
      <text:p text:style-name="P50">คือแม้จะใส่ไปอีกหลาย layer ก็ไม่ต้องกลัวว่ามันจะช้า</text:p>
      <text:p text:style-name="P13"/>
      <text:p text:style-name="P13"/>
      <text:p text:style-name="P13">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3"/>
      <text:p text:style-name="P14">The <text:span text:style-name="Strong_20_Emphasis">user latent features</text:span> and <text:span text:style-name="Strong_20_Emphasis">movie latent features </text:span>are looked up </text:p>
      <text:p text:style-name="P14">from the embedding matrices for specific movie-user combination.</text:p>
      <text:p text:style-name="P14"/>
      <text:p text:style-name="P14">These are the input values for further linear and non-linear layers. </text:p>
      <text:p text:style-name="P19">นี่ก็คือผลลัพธ์ของชั้นแรกที่จะส่งต่อให้ชั้นถัดไป</text:p>
      <text:p text:style-name="P19"/>
      <text:p text:style-name="P19">สปาเก็ตตี้ไส้กรอกใส่พริกและใบกะเพรา <text:span text:style-name="T11">ออริกาโน่เยอะๆกระเทียม</text:span></text:p>
      <text:p text:style-name="P13"/>
      <text:p text:style-name="P13">train the model</text:p>
      <text:p text:style-name="P20"><text:soft-page-break/>บรรทัดนี้คือสั่งเทรน get_learner()</text:p>
      <text:p text:style-name="P13">learn = cf.get_learner(n_factors, val_indx, bs=64, opt_fn=optim.Adam)</text:p>
      <text:p text:style-name="P23">(นี่คือ pytorch)</text:p>
      <text:p text:style-name="P13"/>
      <text:p text:style-name="P13">test the model on test data</text:p>
      <text:p text:style-name="P13">measure the performance using loss function finding RMSE</text:p>
      <text:p text:style-name="P13"/>
      <text:p text:style-name="P16">stack up different layers</text:p>
      <text:p text:style-name="P16">softmax model</text:p>
      <text:p text:style-name="P16">compare &amp; conclusion</text:p>
      <text:p text:style-name="P16"/>
      <text:p text:style-name="P23">121120</text:p>
      <text:p text:style-name="P23">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3"/>
      <text:p text:style-name="P23">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3"/>
      <text:p text:style-name="P23">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3">ทะนี้อยากจะให้เทรนตอนเปิดกล่องมา</text:p>
      <text:p text:style-name="P23">แล้วสั่ง POST คือจะให้ป้อน ratings ของเราลงไป แล้วดูว่าจะ recommend อะไรมา</text:p>
      <text:p text:style-name="P23"/>
      <text:p text:style-name="P24">เอาของคนข้างบนมายำดีกว่า</text:p>
      <text:p text:style-name="P24"/>
      <text:p text:style-name="P25">141120</text:p>
      <text:p text:style-name="P25">ตอนนี้มีตย.ของสองคน</text:p>
      <text:p text:style-name="P25">สิทธัตถะ ใช้ keras แต่ไม่ได้ใช้ flask</text:p>
      <text:p text:style-name="P25">DannyIbo ใช้ flask กับ tensorflow แบบตัวเต็ม ไม่ได้ใช้แค่ keras</text:p>
      <text:p text:style-name="P25"/>
      <text:p text:style-name="P26">เสร็จแล้วอยากจะแก้ไฟล์ที่อยู่ใน flask_flask_app_1 container</text:p>
      <text:p text:style-name="P26">ก็อยากจะเรียกดูด้วย jupyter notebook</text:p>
      <text:p text:style-name="P26">แต่ jupyter notebook ต้องต่อเข้ากับพอร์ท 8888</text:p>
      <text:p text:style-name="P26">แต่ flask app ต่อเข้ากับพอร์ท 5000</text:p>
      <text:p text:style-name="P26">อย่างนั้นแล้วจะเข้าไปในคอนเทนเนอร์ก่อนแล้วค่อยเข้าไปในจูปิเตอร์จากใน flask อีกทีนึงได้รึเปล่า</text:p>
      <text:p text:style-name="P26">คือ docker exec เข้าไปแล้ว ไปเรียกจูปิเตอร์จากข้างใน</text:p>
      <text:p text:style-name="P26"/>
      <text:p text:style-name="P27">สมมติเพิ่ม <text:span text:style-name="T12">jupyter</text:span>ไปใน requirements.txt ล่ะ </text:p>
      <text:p text:style-name="P27">หรือต้องไปใส่ใน docker-compose </text:p>
      <text:p text:style-name="P27">มันก็ต้องเป็นอีกกล่องนึง เพราะมันต้องใช้อีก port มันจะไปอยู่ในกล่องเดียวกันได้ไงกล่องนึงก็ต้องมีพอร์ทนึง?</text:p>
      <text:p text:style-name="P27"/>
      <text:p text:style-name="P29">คิดไม่ออกเลยทำใน host ไปแล้ว</text:p>
      <text:p text:style-name="P29">เออออ มันต้องต่อ 5000:8888 ได้รึเปล่า</text:p>
      <text:p text:style-name="P29">หรือว่า 5001:8888 จากใน compose แต่มันก็ต้องเป็นคนละกล่องอีก??</text:p>
      <text:p text:style-name="P29"><text:soft-page-break/>แก้ผ้าเอาหน้ารอดไปก่อนเพราะนึกไม่ออก</text:p>
      <text:p text:style-name="P29"/>
      <text:p text:style-name="P27">ตอนนี้ก็เลยมี tensorflow 2 ที่ คือในกล่อง flask กับใน site-packages 3.6</text:p>
      <text:p text:style-name="P51">Requirement already satisfied: wrapt&gt;=1.11.1 in /home/pimpwhippa/.local/lib/python3.6/site-packages (from tensorflow) (1.12.1)</text:p>
      <text:p text:style-name="P51">Requirement already satisfied: wheel&gt;=0.26 in /usr/lib/python3/dist-packages (from tensorflow) (0.30.0)</text:p>
      <text:p text:style-name="P27"/>
      <text:p text:style-name="P27"/>
      <text:p text:style-name="P51">Defaulting to user installation because normal site-packages is not writeable</text:p>
      <text:p text:style-name="P27"/>
      <text:p text:style-name="P51">Requirement already satisfied: numpy&gt;=1.15.4 in /home/pimpwhippa/.local/lib/python3.6/site-packages (from pandas) (1.19.1)</text:p>
      <text:p text:style-name="P27"/>
      <text:p text:style-name="P28">คือใน dockerfile, requirements.txt ก็install pandas, tensorflow, matplotlib ไปรอบนึงแล้ว</text:p>
      <text:p text:style-name="P28"/>
      <text:p text:style-name="P28">นี่มาลงอีกในเครื่องเราเอง แล้วก็โหลดข้อมูลมาอีกรอบด้วย</text:p>
      <text:p text:style-name="P30">ข้อมูลที่ดาวโหลดมา อยู่ที่ไหน</text:p>
      <text:p text:style-name="P31">ดาวโหลดมา 2 รอบ รอบนึงอยู่ใน container อีกรอบอยู่ใน host ถ้าต้องทำสองรอบแบบนี้จะทำในคอนเทนเนอร์ทำไมวะ</text:p>
      <text:p text:style-name="P31"/>
      <text:p text:style-name="P28">เดี๋ยวก็มีปัญหาเรื่อง python version อีก</text:p>
      <text:p text:style-name="P28">ในเครื่องเป็น 3.6 ในกล่อง flask เป็น 3.8</text:p>
      <text:p text:style-name="P28"/>
      <text:p text:style-name="P32">ก็ลอง pip install jupyter ดูจากในกล่อง</text:p>
      <text:p text:style-name="P32">ก็ได้นี่หว่า</text:p>
      <text:p text:style-name="P32">root@7e2193660bbf:/code# jupyter notebook</text:p>
      <text:p text:style-name="P32">[I 23:59:14.754 NotebookApp] Writing notebook server cookie secret to /root/.local/share/jupyter/runtime/notebook_cookie_secret</text:p>
      <text:p text:style-name="P32">[C 23:59:15.313 NotebookApp] Running as root is not recommended. Use --allow-root to bypass.</text:p>
      <text:p text:style-name="P32"/>
      <text:p text:style-name="P32">root@7e2193660bbf:/code# jupyter notebook –allow-root</text:p>
      <text:p text:style-name="P32"/>
      <text:p text:style-name="P32">[I 00:00:15.276 NotebookApp] Serving notebooks from local directory: /code</text:p>
      <text:p text:style-name="P32">[I 00:00:15.276 NotebookApp] Jupyter Notebook 6.1.5 is running at:</text:p>
      <text:p text:style-name="P32">[I 00:00:15.276 NotebookApp] http://localhost:8888/?token=14edf66225d1ad9e19ed7d8f69613964b0ab159db60c40a5</text:p>
      <text:p text:style-name="P32">[I 00:00:15.276 NotebookApp] <text:s/>or http://127.0.0.1:8888/?token=14edf66225d1ad9e19ed7d8f69613964b0ab159db60c40a5</text:p>
      <text:p text:style-name="P32">[I 00:00:15.276 NotebookApp] Use Control-C to stop this server and shut down all kernels (twice to skip confirmation).</text:p>
      <text:p text:style-name="P32">[W 00:00:15.287 NotebookApp] No web browser found: could not locate runnable browser.</text:p>
      <text:p text:style-name="P32">[C 00:00:15.288 NotebookApp] </text:p>
      <text:p text:style-name="P32"><text:s text:c="4"/></text:p>
      <text:p text:style-name="P32"><text:s text:c="4"/>To access the notebook, open this file in a browser:</text:p>
      <text:p text:style-name="P32"><text:s text:c="8"/>file:///root/.local/share/jupyter/runtime/nbserver-406-open.html</text:p>
      <text:p text:style-name="P32"><text:s text:c="4"/>Or copy and paste one of these URLs:</text:p>
      <text:p text:style-name="P32"><text:s text:c="8"/>http://localhost:8888/?token=14edf66225d1ad9e19ed7d8f69613964b0ab159db60c40a5</text:p>
      <text:p text:style-name="P32"><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2"/>
      <text:p text:style-name="P33"><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3"/>
      <text:p text:style-name="P33">ทำไงจะรู้ว่าตอนนี้รัน jupyter จากใน environment ของ container รึเปล่า</text:p>
      <text:p text:style-name="P34">check python –version ได้เป็นของ host</text:p>
      <text:p text:style-name="P34"/>
      <text:p text:style-name="P34">ลองต่อ 2 port into flask container</text:p>
      <text:p text:style-name="P34">then connect <text:s/>to jupyter from inside container, got this error</text:p>
      <text:p text:style-name="P34"><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4">The connection was reset</text:p>
      <text:p text:style-name="P34"/>
      <text:p text:style-name="P34">now if connect from outside container</text:p>
      <text:p text:style-name="P34"><text:a xlink:type="simple" xlink:href="http://localhost:8889/tree/Works/recommender/flask/models" text:style-name="Internet_20_link" text:visited-style-name="Visited_20_Internet_20_Link">http://localhost:8889/tree/Works/recommender/flask/models</text:a></text:p>
      <text:p text:style-name="P34"/>
      <text:p text:style-name="P34"/>
      <text:p text:style-name="P34"/>
      <text:p text:style-name="P35">====now if I want to just use DannyIbo’s code to see if it works in flask with my docker-compose?</text:p>
      <text:p text:style-name="P35"/>
      <text:p text:style-name="P35">Actually to have tensorflow inside during the build takes too much time because I still need to build and rebuild again so many times</text:p>
      <text:p text:style-name="P35"/>
      <text:p text:style-name="P36">เปิดโฟลเดอร์ใหม่ชื่อ <text:span text:style-name="T13">DannyIbo</text:span></text:p>
      <text:p text:style-name="P36">เขียน dockerfile กับ requirements.txt ยังไม่ต้องใส่ tensorflow มันหนัก</text:p>
      <text:p text:style-name="P36"/>
      <text:p text:style-name="P36">เอา flask file มา</text:p>
      <text:p text:style-name="P36">เอา module file มา</text:p>
      <text:p text:style-name="P36">แล้วใน dockerfile เขียนยังไง?</text:p>
      <text:p text:style-name="P36"/>
      <text:p text:style-name="P37">เอา image flask มา</text:p>
      <text:p text:style-name="P37">เอา sklearn.decomposition import NMF</text:p>
      <text:p text:style-name="P37">นี่มันก็คือ module file นี่นา</text:p>
      <text:p text:style-name="P37">รัน module.py ก่อน</text:p>
      <text:p text:style-name="P37">แล้ว CMD ด้วย app.py (flask_DannyIbo.py)</text:p>
      <text:p text:style-name="P37"/>
      <text:p text:style-name="P37">นี่ก็คือทำกล่อง flask ของ DannyIbo</text:p>
      <text:p text:style-name="P37"/>
      <text:p text:style-name="P38">ใช้ docker run ในกรณี adhoc</text:p>
      <text:p text:style-name="P38">ไม่ใช่มานั่ง docker-compose เปิด mysql, install tensorflow ช้าไปอีก</text:p>
      <text:p text:style-name="P38"/>
      <text:p text:style-name="P39">mayutech</text:p>
      <text:p text:style-name="P39">mayutrecht</text:p>
      <text:p text:style-name="P39">utrechtmay</text:p>
      <text:p text:style-name="P39"/>
      <text:p text:style-name="P39"/>
      <text:p text:style-name="P40">ตอนแรกจะไปแกะโค้ด keras</text:p>
      <text:p text:style-name="P40">แต่คิดไปคิดมา เอาโค้ด tf +flask มาเลย</text:p>
      <text:p text:style-name="P40">แล้วยัดลงกล่อง dockerfile ก็ได้แล้ว</text:p>
      <text:p text:style-name="P40">น่าจะง่ายกว่าตั้งแยะเพราะเคยทำ flask มากล่องนึงแล้ว</text:p>
      <text:p text:style-name="P40">ปรากฏว่าติดที่เรื่องเดิมๆคือ port</text:p>
      <text:p text:style-name="P40"><text:soft-page-break/>เดิมใส่ </text:p>
      <text:p text:style-name="P40">app.run(debug=True, host= ‘0.0.0.0’)</text:p>
      <text:p text:style-name="P40">สั่งรันด้วย</text:p>
      <text:p text:style-name="P40">docker run -d -p 5001:5000</text:p>
      <text:p text:style-name="P40">แล้วเรียกด้วย</text:p>
      <text:p text:style-name="P40">0.0.0.0:5001 </text:p>
      <text:p text:style-name="P40">ก็ได้</text:p>
      <text:p text:style-name="P40">Hello World. We have flask in a Docker container!</text:p>
      <text:p text:style-name="P40"/>
      <text:p text:style-name="P40">ตอนนี้ทำเหมือนเดิมทุกอย่างแค่เปลี่ยนเลขเป็น 5002</text:p>
      <text:p text:style-name="P40">ได้อย่างดีสุดคือ</text:p>
      <text:p text:style-name="P40">500 Internal <text:span text:style-name="T14">Server </text:span>Error</text:p>
      <text:p text:style-name="P40"/>
      <text:p text:style-name="P40">pimpwhippa@pimpwhippa-Aspire-E5-473G:~/Works/recommender/flask$ docker port ibobox</text:p>
      <text:p text:style-name="P40">5000/tcp -&gt; 0.0.0.0:5002</text:p>
      <text:p text:style-name="P40">pimpwhippa@pimpwhippa-Aspire-E5-473G:~/Works/recommender/flask$ docker port flaskbox</text:p>
      <text:p text:style-name="P40">5000/tcp -&gt; 0.0.0.0:5001</text:p>
      <text:p text:style-name="P41"/>
      <text:p text:style-name="P42">why flaskbox works but ibobox doesn’t?</text:p>
      <text:p text:style-name="P42">If I for example changee ibobox to 5003/tcp will it work?</text:p>
      <text:p text:style-name="P43">Nope</text:p>
      <text:p text:style-name="P43"/>
      <text:p text:style-name="P43">it comes back to The connection was reset</text:p>
      <text:p text:style-name="P43">but if it was 5001:5000</text:p>
      <text:p text:style-name="P43">I get 500 Internal Server Error</text:p>
      <text:p text:style-name="P43">อ่านเรื่อง 5000/tcp แล้ว ไม่เห็นเข้าใจอะไรเพิ่มขึ้นเลย</text:p>
      <text:p text:style-name="P38"/>
      <text:p text:style-name="P44">แก้ทุกอย่างเป็น 5002:5003</text:p>
      <text:p text:style-name="P44"/>
      <text:p text:style-name="P44">จนได้แบบนี้</text:p>
      <text:p text:style-name="P44">root@73a35b03643e:/box# python app.py</text:p>
      <text:p text:style-name="P44">* Running on http://127.0.0.1:5002/ (Press CTRL+C to quit)</text:p>
      <text:p text:style-name="P44"/>
      <text:p text:style-name="P44">แต่พอไปที่เบราเซอร์ก็เข้าไม่ได้อยู่ดี the connection was reset</text:p>
      <text:p text:style-name="P44"/>
      <text:p text:style-name="P44">เสร็จเลยลอง docker rm แล้ว docker run ใหม่</text:p>
      <text:p text:style-name="P44">ปรากฏว่าคราวนี้เจ๊งเลย</text:p>
      <text:p text:style-name="P44">Traceback (most recent call last):</text:p>
      <text:p text:style-name="P44"><text:s text:c="2"/>File "/box/app.py", line 13, in &lt;module&gt;</text:p>
      <text:p text:style-name="P44"><text:s text:c="4"/>app.run(debug=True,host='0.0.0.0', port=5002)</text:p>
      <text:p text:style-name="P44"><text:s text:c="2"/>File "/usr/local/lib/python3.9/site-packages/flask/app.py", line 841, in run</text:p>
      <text:p text:style-name="P44"><text:s text:c="4"/>run_simple(host, port, self, **options)</text:p>
      <text:p text:style-name="P44"><text:s text:c="2"/>File "/usr/local/lib/python3.9/site-packages/werkzeug/serving.py", line 1030, in run_simple</text:p>
      <text:p text:style-name="P44"><text:s text:c="4"/>s.bind(server_address)</text:p>
      <text:p text:style-name="P44">OSError: [Errno 98] Address already in use</text:p>
      <text:p text:style-name="P44"/>
      <text:p text:style-name="P44">ไม่รู้ต้องลบอะไร บิ้วใหม่จะได้หรือเปล่า?</text:p>
      <text:p text:style-name="P44">ก็เหมือน 5000 ที่ลบแล้วลบอีกก็ยังใช้ไม่ได้อยู่ดี</text:p>
      <text:p text:style-name="P44">จะไปลบ 5002 ออกจากที่ไหน???</text:p>
      <text:p text:style-name="P44">ไม่อยากลบ flaskbox ไม่แน่ใจว่าจะบิ้วมาแล้วได้เหมือนเดิมไหม</text:p>
      <text:p text:style-name="P44"><text:soft-page-break/>อันนั้นใช้ 5001:5000</text:p>
      <text:p text:style-name="P44">ยังไงควรหาให้เจอก่อนว่าจะลบ 5002 ออกยังไง ไม่งั้นถ้าลบ flaskbox ไป ทำใหม่ไม่ได้แน่ติดเรื่องเดียวกันนี้แหละ</text:p>
      <text:p text:style-name="P44"/>
      <text:p text:style-name="P44">แล้วเมื่อไหร่จะได้ใส่ module.py เข้าไปซะทีละวะเนี่ย</text:p>
      <text:p text:style-name="P44"/>
      <text:p text:style-name="P44"/>
      <text:p text:style-name="P45">231120</text:p>
      <text:p text:style-name="P45"/>
      <text:p text:style-name="P45"><text:s/>docker run --name=ibobox -p 5002:5000 python-flask:DannyIbo</text:p>
      <text:p text:style-name="P45">* Running on http://0.0.0.0:5002/ (Press CTRL+C to quit)</text:p>
      <text:p text:style-name="P45"/>
      <text:p text:style-name="P45">connection was reset</text:p>
      <text:p text:style-name="P45">why??</text:p>
      <text:p text:style-name="P45"/>
      <text:p text:style-name="P47">*<text:span text:style-name="T15">this works</text:span></text:p>
      <text:p text:style-name="P47">docker run --name=ibobox -p 5000:5002 python-flask:DannyIbo</text:p>
      <text:p text:style-name="P47">* Running on http://0.0.0.0:5002/ (Press CTRL+C to quit)</text:p>
      <text:p text:style-name="P47"/>
      <text:p text:style-name="P47">แต่ไปที่ 0.0.0.0:5000 เข้าได้ว่ะ?? งงที่สุด</text:p>
      <text:p text:style-name="P47"/>
      <text:p text:style-name="P48">#คือ flask run <text:s/>ที่ 5002 <text:s/>แต่ต้องไปเข้าที่ 5000 เพราะว่า forward port ไว้แบบนั้น จาก container มาที่ host ก็เลยต้องไปเข้าที่ host <text:s/>(host 5000:container 5002)</text:p>
      <text:p text:style-name="P45"/>
      <text:p text:style-name="P46">หรือว่าจริงๆแล้วของ flaskbox ก็ run ด้วย</text:p>
      <text:p text:style-name="P46">docker run –name=flaskbox -p 5000:50001 แต่ลืมจดไว้??</text:p>
      <text:p text:style-name="P46"/>
      <text:p text:style-name="P49">พอจะกลับมาทำ volume ใหม่ ได้ connection reset อีกแล้ว</text:p>
      <text:p text:style-name="P49"/>
      <text:p text:style-name="P49">docker run --name=ibobox -p 5000:5002 -v ${PWD}:/box python-flask:DannyIbo</text:p>
      <text:p text:style-name="P49"><text:s/>* Running on http://0.0.0.0:5000/ (Press CTRL+C to quit)</text:p>
      <text:p text:style-name="P49"><text:s/>* Restarting with stat</text:p>
      <text:p text:style-name="P49"><text:s/>* Debugger is active!</text:p>
      <text:p text:style-name="P49">* Debugger PIN: 131-741-824</text:p>
      <text:p text:style-name="P49"/>
      <text:p text:style-name="P49"/>
      <text:p text:style-name="P54"><text:span text:style-name="Source_20_Text">python -m ptvsd --host 0.0.0.0 --port 5</text:span><text:span text:style-name="Source_20_Text"><text:span text:style-name="T16">000</text:span></text:span><text:span text:style-name="Source_20_Text"> -m flask run --no-reload –with-threads</text:span></text:p>
      <text:p text:style-name="P54"><text:span text:style-name="Source_20_Text"/></text:p>
      <text:p text:style-name="P55"><text:span text:style-name="Source_20_Text"><text:span text:style-name="T17">241120</text:span></text:span></text:p>
      <text:p text:style-name="P55"><text:span text:style-name="Source_20_Text"><text:span text:style-name="T19">หัวเรื่องคือ collaborative filtering แต่ทำไม่กลายมาเป็นเรื่อง networking , server admin, web server debugging ไปได้วะ</text:span></text:span></text:p>
      <text:p text:style-name="P55"><text:span text:style-name="Source_20_Text"/></text:p>
      <text:p text:style-name="P55"><text:span text:style-name="Source_20_Text">pimpwhippa@pimpwhippa-Aspire-E5-473G:~$ docker exec -it ibobox bash</text:span></text:p>
      <text:p text:style-name="P55"><text:span text:style-name="Source_20_Text">root@b3a1bd859c0a:/box# python app.py</text:span></text:p>
      <text:p text:style-name="P55"><text:span text:style-name="Source_20_Text">Traceback (most recent call last):</text:span></text:p>
      <text:p text:style-name="P55"><text:span text:style-name="Source_20_Text"><text:span text:style-name="T21"><text:s text:c="2"/>File "/box/app.py", line 13, in &lt;module&gt;</text:span></text:span></text:p>
      <text:p text:style-name="P55"><text:span text:style-name="Source_20_Text"><text:span text:style-name="T21"><text:s text:c="4"/>app.run(debug=False,host='0.0.0.0', port=5002)</text:span></text:span></text:p>
      <text:p text:style-name="P55"><text:span text:style-name="Source_20_Text"><text:s text:c="2"/>File "/usr/local/lib/python3.9/site-packages/flask/a</text:span></text:p>
      <text:p text:style-name="P55"><text:span text:style-name="Source_20_Text"/></text:p>
      <text:p text:style-name="P55"><text:span text:style-name="Source_20_Text"/></text:p>
      <text:p text:style-name="P55"><text:span text:style-name="Source_20_Text">File "/usr/local/lib/python3.9/socketserver.py", line 466, in server_bind</text:span></text:p>
      <text:p text:style-name="P55"><text:span text:style-name="Source_20_Text"><text:s text:c="4"/>self.socket.bind(self.server_address)</text:span></text:p>
      <text:p text:style-name="P55"><text:span text:style-name="Source_20_Text">OSError: [Errno 98] Address already in use</text:span></text:p>
      <text:p text:style-name="P55"><text:span text:style-name="Source_20_Text"/></text:p>
      <text:p text:style-name="P55"><text:soft-page-break/><text:span text:style-name="Source_20_Text"><text:span text:style-name="T19">ก็เลยเข้าไปแก้ เอา port 5002 ออก</text:span></text:span></text:p>
      <text:p text:style-name="P55"><text:span text:style-name="Source_20_Text"><text:span text:style-name="T19">แก้เสร็จปรากฏว่ารันได้</text:span></text:span></text:p>
      <text:p text:style-name="P55"><text:span text:style-name="Source_20_Text"><text:span text:style-name="T19">แต่ยังได้ Internal server error อยู่ดี</text:span></text:span></text:p>
      <text:p text:style-name="P55"><text:span text:style-name="Source_20_Text"/></text:p>
      <text:p text:style-name="P55"><text:span text:style-name="Source_20_Text">root@b3a1bd859c0a:/box# nano app.py</text:span></text:p>
      <text:p text:style-name="P55"><text:span text:style-name="Source_20_Text">root@b3a1bd859c0a:/box# nano app.py</text:span></text:p>
      <text:p text:style-name="P55"><text:span text:style-name="Source_20_Text">root@b3a1bd859c0a:/box# python app.py</text:span></text:p>
      <text:p text:style-name="P55"><text:span text:style-name="Source_20_Text"><text:s/>* Running on http://0.0.0.0:5000/ (Press CTRL+C to quit)</text:span></text:p>
      <text:p text:style-name="P55"><text:span text:style-name="Source_20_Text"/></text:p>
      <text:p text:style-name="P55"><text:span text:style-name="Source_20_Text"/></text:p>
      <text:p text:style-name="P52">คือยังไม่เข้าใจว่า forward อะไรไปทางไหนเหรอ??</text:p>
      <text:p text:style-name="P53">แล้วปัญหาอยู่ที่ไหน flask หรือ docker??</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0-11-24T23:54:42.184841551</dc:date>
    <meta:editing-duration>P5DT17H35M1S</meta:editing-duration>
    <meta:editing-cycles>50</meta:editing-cycles>
    <meta:generator>LibreOffice/6.0.7.3$Linux_X86_64 LibreOffice_project/00m0$Build-3</meta:generator>
    <meta:document-statistic meta:table-count="2" meta:image-count="0" meta:object-count="0" meta:page-count="9" meta:paragraph-count="260" meta:word-count="5410" meta:character-count="14537" meta:non-whitespace-character-count="13108"/>
  </office:meta>
</office:document-meta>
</file>